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1.803cm" svg:height="1.804cm" svg:x="38.12cm" svg:y="6.741cm">
          <text:p text:style-name="P1">OS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" draw:text-style-name="P1" xml:id="id2" draw:id="id2" draw:layer="layout" svg:width="1.803cm" svg:height="1.803cm" svg:x="11.303cm" svg:y="10.129cm">
          <text:p text:style-name="P1">Hacker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2" draw:text-style-name="P1" draw:layer="layout" svg:x1="38.12cm" svg:y1="7.643cm" svg:x2="12.205cm" svg:y2="10.129cm" draw:start-shape="id1" draw:start-glue-point="5" draw:end-shape="id2" draw:end-glue-point="4" svg:d="m38120 7643h-25915v2486">
          <text:p text:style-name="P1">Debian</text:p>
        </draw:connector>
        <draw:connector draw:style-name="gr2" draw:text-style-name="P1" draw:layer="layout" svg:x1="11.303cm" svg:y1="11.031cm" svg:x2="6.721cm" svg:y2="12.246cm" draw:start-shape="id2" draw:start-glue-point="5" draw:end-shape="id3" draw:end-glue-point="4" svg:d="m11303 11031h-4582v1215">
          <text:p text:style-name="P1">No</text:p>
        </draw:connector>
        <draw:connector draw:style-name="gr2" draw:text-style-name="P1" draw:layer="layout" svg:x1="13.106cm" svg:y1="11.031cm" svg:x2="17.823cm" svg:y2="12.247cm" draw:start-shape="id2" draw:start-glue-point="7" draw:end-shape="id4" draw:end-glue-point="4" svg:d="m13106 11031h4717v1216">
          <text:p text:style-name="P1">Yes</text:p>
        </draw:connector>
        <draw:custom-shape draw:style-name="gr1" draw:text-style-name="P1" xml:id="id5" draw:id="id5" draw:layer="layout" svg:width="1.803cm" svg:height="1.803cm" svg:x="62.926cm" svg:y="9.052cm">
          <text:p text:style-name="P1">Media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2" draw:text-style-name="P1" draw:layer="layout" svg:x1="39.923cm" svg:y1="7.643cm" svg:x2="63.828cm" svg:y2="9.052cm" draw:start-shape="id1" draw:start-glue-point="7" draw:end-shape="id5" draw:end-glue-point="4" svg:d="m39923 7643h23905v1409">
          <text:p text:style-name="P1">Mac</text:p>
        </draw:connector>
        <draw:connector draw:style-name="gr2" draw:text-style-name="P1" draw:layer="layout" svg:x1="39.923cm" svg:y1="7.643cm" svg:x2="47.227cm" svg:y2="10.651cm" draw:start-shape="id1" draw:start-glue-point="7" draw:end-shape="id6" draw:end-glue-point="4" svg:d="m39923 7643h7304v3008">
          <text:p text:style-name="P1">Windows</text:p>
        </draw:connector>
        <draw:connector draw:style-name="gr2" draw:text-style-name="P1" draw:layer="layout" svg:x1="38.12cm" svg:y1="7.643cm" svg:x2="32.424cm" svg:y2="10.648cm" draw:start-shape="id1" draw:start-glue-point="5" draw:end-shape="id7" draw:end-glue-point="4" svg:d="m38120 7643h-5696v3005">
          <text:p text:style-name="P1">Linux</text:p>
        </draw:connector>
        <draw:custom-shape draw:style-name="gr1" draw:text-style-name="P1" xml:id="id8" draw:id="id8" draw:layer="layout" svg:width="1.803cm" svg:height="1.803cm" svg:x="63.125cm" svg:y="12.751cm">
          <text:p text:style-name="P1">DVD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" draw:text-style-name="P1" xml:id="id9" draw:id="id9" draw:layer="layout" svg:width="6.049cm" svg:height="0.933cm" svg:x="58.016cm" svg:y="15.388cm">
          <text:p text:style-name="P1">Mac USB via DVD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10" draw:id="id10" draw:layer="layout" svg:width="6.049cm" svg:height="0.933cm" svg:x="64.515cm" svg:y="15.387cm">
          <text:p text:style-name="P1">Mac USB via USB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11" draw:id="id11" draw:layer="layout" svg:width="3.386cm" svg:height="0.933cm" svg:x="71.114cm" svg:y="15.386cm">
          <text:p text:style-name="P1">Mac DVD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svg:x1="63.125cm" svg:y1="13.653cm" svg:x2="61.041cm" svg:y2="15.388cm" draw:start-shape="id8" draw:start-glue-point="5" draw:end-shape="id9" draw:end-glue-point="4" svg:d="m63125 13653h-2084v1735">
          <text:p text:style-name="P1">Yes</text:p>
        </draw:connector>
        <draw:connector draw:style-name="gr2" draw:text-style-name="P1" draw:layer="layout" svg:x1="64.928cm" svg:y1="13.653cm" svg:x2="67.54cm" svg:y2="15.387cm" draw:start-shape="id8" draw:start-glue-point="7" draw:end-shape="id10" draw:end-glue-point="4" svg:d="m64928 13653h2612v1734">
          <text:p text:style-name="P1">No</text:p>
        </draw:connector>
        <draw:connector draw:style-name="gr2" draw:text-style-name="P1" draw:layer="layout" svg:x1="64.729cm" svg:y1="9.954cm" svg:x2="72.807cm" svg:y2="15.386cm" draw:start-shape="id5" draw:start-glue-point="7" draw:end-shape="id11" draw:end-glue-point="4" svg:d="m64729 9954h8078v5432">
          <text:p text:style-name="P1">DVD</text:p>
        </draw:connector>
        <draw:custom-shape draw:style-name="gr1" draw:text-style-name="P1" xml:id="id12" draw:id="id12" draw:layer="layout" svg:width="1.803cm" svg:height="1.803cm" svg:x="58.425cm" svg:y="11.051cm">
          <text:p text:style-name="P1">Clone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2" draw:text-style-name="P1" draw:layer="layout" svg:x1="62.926cm" svg:y1="9.954cm" svg:x2="59.327cm" svg:y2="11.051cm" draw:start-shape="id5" draw:start-glue-point="5" draw:end-shape="id12" draw:end-glue-point="4" svg:d="m62926 9954h-3599v1097">
          <text:p text:style-name="P1">USB</text:p>
        </draw:connector>
        <draw:connector draw:style-name="gr2" draw:text-style-name="P1" draw:layer="layout" svg:x1="60.228cm" svg:y1="11.953cm" svg:x2="64.027cm" svg:y2="12.751cm" draw:start-shape="id12" draw:start-glue-point="7" draw:end-shape="id8" draw:end-glue-point="4" svg:d="m60228 11953h3799v798">
          <text:p text:style-name="P1">No</text:p>
        </draw:connector>
        <draw:custom-shape draw:style-name="gr1" draw:text-style-name="P1" xml:id="id13" draw:id="id13" draw:layer="layout" svg:width="2.485cm" svg:height="0.933cm" svg:x="54.879cm" svg:y="15.387cm">
          <text:p text:style-name="P1">Clone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svg:x1="58.425cm" svg:y1="11.953cm" svg:x2="56.122cm" svg:y2="15.387cm" draw:start-shape="id12" draw:start-glue-point="5" draw:end-shape="id13" draw:end-glue-point="4" svg:d="m58425 11953h-2303v3434">
          <text:p text:style-name="P1">Yes</text:p>
        </draw:connector>
        <draw:custom-shape draw:style-name="gr1" draw:text-style-name="P1" xml:id="id6" draw:id="id6" draw:layer="layout" svg:width="1.803cm" svg:height="1.803cm" svg:x="46.325cm" svg:y="10.651cm">
          <text:p text:style-name="P1">Media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" draw:text-style-name="P1" xml:id="id16" draw:id="id16" draw:layer="layout" svg:width="4.939cm" svg:height="0.933cm" svg:x="49.313cm" svg:y="15.385cm">
          <text:p text:style-name="P1">Windows DVD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14" draw:id="id14" draw:layer="layout" svg:width="1.803cm" svg:height="1.803cm" svg:x="42.424cm" svg:y="12.75cm">
          <text:p text:style-name="P1">Clone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" draw:text-style-name="P1" xml:id="id15" draw:id="id15" draw:layer="layout" svg:width="3.008cm" svg:height="0.933cm" svg:x="39.078cm" svg:y="15.386cm">
          <text:p text:style-name="P1">Clone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svg:x1="42.424cm" svg:y1="13.652cm" svg:x2="40.582cm" svg:y2="15.386cm" draw:start-shape="id14" draw:start-glue-point="5" draw:end-shape="id15" draw:end-glue-point="4" svg:d="m42424 13652h-1842v1734">
          <text:p text:style-name="P1">Yes</text:p>
        </draw:connector>
        <draw:connector draw:style-name="gr2" draw:text-style-name="P1" draw:layer="layout" svg:x1="46.325cm" svg:y1="11.553cm" svg:x2="43.326cm" svg:y2="12.75cm" draw:start-shape="id6" draw:start-glue-point="5" draw:end-shape="id14" draw:end-glue-point="4" svg:d="m46325 11553h-2999v1197">
          <text:p text:style-name="P1">USB</text:p>
        </draw:connector>
        <draw:connector draw:style-name="gr2" draw:text-style-name="P1" draw:layer="layout" svg:x1="48.128cm" svg:y1="11.553cm" svg:x2="51.783cm" svg:y2="15.385cm" draw:start-shape="id6" draw:start-glue-point="7" draw:end-shape="id16" draw:end-glue-point="4" svg:d="m48128 11553h3655v3832">
          <text:p text:style-name="P1">DVD</text:p>
        </draw:connector>
        <draw:custom-shape draw:style-name="gr1" draw:text-style-name="P1" xml:id="id17" draw:id="id17" draw:layer="layout" svg:width="4.939cm" svg:height="0.933cm" svg:x="43.912cm" svg:y="15.384cm">
          <text:p text:style-name="P1">Windows USB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svg:x1="44.227cm" svg:y1="13.652cm" svg:x2="46.381cm" svg:y2="15.384cm" draw:start-shape="id14" draw:start-glue-point="7" draw:end-shape="id17" svg:d="m44227 13652h2154v1732">
          <text:p text:style-name="P1">No</text:p>
        </draw:connector>
        <draw:custom-shape draw:style-name="gr1" draw:text-style-name="P1" xml:id="id20" draw:id="id20" draw:layer="layout" svg:width="1.803cm" svg:height="1.803cm" svg:x="31.523cm" svg:y="10.649cm">
          <text:p text:style-name="P1">Media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" draw:text-style-name="P1" xml:id="id21" draw:id="id21" draw:layer="layout" svg:width="4.939cm" svg:height="0.933cm" svg:x="33.511cm" svg:y="15.383cm">
          <text:p text:style-name="P1">Linux DVD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18" draw:id="id18" draw:layer="layout" svg:width="1.803cm" svg:height="1.803cm" svg:x="26.922cm" svg:y="12.648cm">
          <text:p text:style-name="P1">Clone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" draw:text-style-name="P1" xml:id="id19" draw:id="id19" draw:layer="layout" svg:width="3.278cm" svg:height="0.933cm" svg:x="23.876cm" svg:y="15.384cm">
          <text:p text:style-name="P1">Clone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svg:x1="26.922cm" svg:y1="13.55cm" svg:x2="25.515cm" svg:y2="15.384cm" draw:start-shape="id18" draw:start-glue-point="5" draw:end-shape="id19" draw:end-glue-point="4" svg:d="m26922 13550h-1407v1834">
          <text:p text:style-name="P1">Yes</text:p>
        </draw:connector>
        <draw:connector draw:style-name="gr2" draw:text-style-name="P1" draw:layer="layout" svg:x1="31.523cm" svg:y1="11.551cm" svg:x2="27.824cm" svg:y2="12.648cm" draw:start-shape="id20" draw:start-glue-point="5" draw:end-shape="id18" draw:end-glue-point="4" svg:d="m31523 11551h-3699v1097">
          <text:p text:style-name="P1">USB</text:p>
        </draw:connector>
        <draw:connector draw:style-name="gr2" draw:text-style-name="P1" draw:layer="layout" svg:x1="33.326cm" svg:y1="11.551cm" svg:x2="35.98cm" svg:y2="15.383cm" draw:start-shape="id20" draw:start-glue-point="7" draw:end-shape="id21" svg:d="m33326 11551h2654v3832">
          <text:p text:style-name="P1">DVD</text:p>
        </draw:connector>
        <draw:custom-shape draw:style-name="gr1" draw:text-style-name="P1" xml:id="id22" draw:id="id22" draw:layer="layout" svg:width="4.939cm" svg:height="0.933cm" svg:x="27.91cm" svg:y="15.382cm">
          <text:p text:style-name="P1">Linux USB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svg:x1="28.725cm" svg:y1="13.55cm" svg:x2="30.379cm" svg:y2="15.382cm" draw:start-shape="id18" draw:start-glue-point="7" draw:end-shape="id22" svg:d="m28725 13550h1654v1832">
          <text:p text:style-name="P1">No</text:p>
        </draw:connector>
        <draw:custom-shape draw:style-name="gr1" draw:text-style-name="P1" xml:id="id4" draw:id="id4" draw:layer="layout" svg:width="1.803cm" svg:height="1.803cm" svg:x="16.921cm" svg:y="12.247cm">
          <text:p text:style-name="P1">Media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" draw:text-style-name="P1" xml:id="id24" draw:id="id24" draw:layer="layout" svg:width="4.939cm" svg:height="0.933cm" svg:x="18.209cm" svg:y="15.381cm">
          <text:p text:style-name="P1">Hacker DVD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svg:x1="16.921cm" svg:y1="13.149cm" svg:x2="14.977cm" svg:y2="15.38cm" draw:start-shape="id4" draw:start-glue-point="5" draw:end-shape="id23" svg:d="m16921 13149h-1944v2231">
          <text:p text:style-name="P1">USB</text:p>
        </draw:connector>
        <draw:connector draw:style-name="gr2" draw:text-style-name="P1" draw:layer="layout" svg:x1="18.724cm" svg:y1="13.149cm" svg:x2="20.678cm" svg:y2="15.381cm" draw:start-shape="id4" draw:start-glue-point="7" draw:end-shape="id24" svg:d="m18724 13149h1954v2232">
          <text:p text:style-name="P1">DVD</text:p>
        </draw:connector>
        <draw:custom-shape draw:style-name="gr1" draw:text-style-name="P1" xml:id="id23" draw:id="id23" draw:layer="layout" svg:width="4.939cm" svg:height="0.933cm" svg:x="12.508cm" svg:y="15.38cm">
          <text:p text:style-name="P1">Hacker USB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3" draw:id="id3" draw:layer="layout" svg:width="1.803cm" svg:height="1.803cm" svg:x="5.819cm" svg:y="12.246cm">
          <text:p text:style-name="P1">Media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" draw:text-style-name="P1" xml:id="id26" draw:id="id26" draw:layer="layout" svg:width="4.939cm" svg:height="0.933cm" svg:x="7.107cm" svg:y="15.38cm">
          <text:p text:style-name="P1">Debian DVD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svg:x1="5.819cm" svg:y1="13.148cm" svg:x2="3.975cm" svg:y2="15.379cm" draw:start-shape="id3" draw:start-glue-point="5" draw:end-shape="id25" svg:d="m5819 13148h-1844v2231">
          <text:p text:style-name="P1">USB</text:p>
        </draw:connector>
        <draw:connector draw:style-name="gr2" draw:text-style-name="P1" draw:layer="layout" svg:x1="7.622cm" svg:y1="13.148cm" svg:x2="9.576cm" svg:y2="15.38cm" draw:start-shape="id3" draw:start-glue-point="7" draw:end-shape="id26" svg:d="m7622 13148h1954v2232">
          <text:p text:style-name="P1">DVD</text:p>
        </draw:connector>
        <draw:custom-shape draw:style-name="gr1" draw:text-style-name="P1" xml:id="id25" draw:id="id25" draw:layer="layout" svg:width="4.939cm" svg:height="0.933cm" svg:x="1.506cm" svg:y="15.379cm">
          <text:p text:style-name="P1">Debian USB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7" draw:id="id7" draw:layer="layout" svg:width="1.803cm" svg:height="1.803cm" svg:x="31.522cm" svg:y="10.648cm">
          <text:p text:style-name="P1">Media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AR PL UKai CN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76.2cm" fo:page-height="25.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Debian user</meta:initial-creator>
    <meta:creation-date>2015-03-24T18:13:46</meta:creation-date>
    <dc:date>2015-04-06T18:40:57</dc:date>
    <dc:creator>Debian user</dc:creator>
    <meta:editing-duration>PT2H36M48S</meta:editing-duration>
    <meta:editing-cycles>13</meta:editing-cycles>
    <meta:generator>LibreOffice/3.5$Linux_x86 LibreOffice_project/350m1$Build-2</meta:generator>
    <meta:document-statistic meta:object-count="50"/>
  </office:meta>
</office:document-meta>
</file>